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754e1" officeooo:paragraph-rsid="000754e1"/>
    </style:style>
    <style:style style:name="P2" style:family="paragraph" style:parent-style-name="Standard">
      <style:text-properties officeooo:paragraph-rsid="0008b9f7"/>
    </style:style>
    <style:style style:name="P3" style:family="paragraph" style:parent-style-name="Standard" style:list-style-name="L1">
      <style:text-properties officeooo:rsid="0008b9f7" officeooo:paragraph-rsid="0008b9f7"/>
    </style:style>
    <style:style style:name="T1" style:family="text">
      <style:text-properties officeooo:rsid="0005fb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iterion A</text:p>
      <text:p text:style-name="Standard"/>
      <text:p text:style-name="Standard">Problem Statement</text:p>
      <text:p text:style-name="Standard"><text:tab/>My father has a lot of contacts across different platforms and has a hard time keeping track of them.</text:p>
      <text:p text:style-name="Standard"/>
      <text:p text:style-name="Standard">Description of Scenario</text:p>
      <text:p text:style-name="Standard"><text:tab/>My father uses Gmail, Yahoo Mail, iCloud mail, and a <text:span text:style-name="T1">corporate</text:span> account through Outlook for family, work friends, and multiple different jobs. He finds it difficult to keep track of all his contacts and would like a <text:span text:style-name="T1">centralized</text:span> program that would allow him to import contacts and search and sort them along the lines of work, family, and other user-defined categories. He wants to be able to store a large variety of contact and address information about them, in a manner that is <text:span text:style-name="T1">customization</text:span> and extensible by the user.</text:p>
      <text:p text:style-name="Standard"/>
      <text:p text:style-name="Standard">Rational for the Proposed Product</text:p>
      <text:p text:style-name="Standard"><text:tab/>A dedicated program would be better tailored to keep track of my father's needs than another solution. He is not the most tech-savy person so a graphical user interface is <text:span text:style-name="T1">preferred</text:span> over a command line interface. I will be building this product in Java because it is highly portable and it is the language that I am most comfortable with. The client would like it if the program could automatically sync with his email accounts and perhaps be able to automatically add people as contacts based on how many times he communicated with them, however I think that that is beyond my <text:span text:style-name="T1">ability.</text:span></text:p>
      <text:p text:style-name="Standard"/>
      <text:p text:style-name="Standard"/>
      <text:p text:style-name="P2">--&gt;NOT PART OF THE WORD COUNT&lt;--</text:p>
      <text:p text:style-name="Standard"/>
      <text:p text:style-name="Standard">Prototype Feedback in First Interview </text:p>
      <text:p text:style-name="Standard"><text:tab/> <text:s/>The GUI is clean and well-organized, with <text:span text:style-name="T1">placement</text:span> of the fields in logical order common to other contact <text:span text:style-name="T1">applications.</text:span> The simplicity is a change from commercial applications that put an emphasis on design, but this does not impact the ease of usability of the GUI. There are appropriate fields for es<text:span text:style-name="T1">s</text:span>ential contact information, I like the 'People', Import', and 'Export' tabs at the top and the three action buttons (Search, Add, Edit Profile) below. Everything is visible and self-explanatory.</text:p>
      <text:p text:style-name="Standard"><text:tab/><text:tab/> The Search feature should be a <text:span text:style-name="T1">field</text:span> instead of a button, which sorts as the user types. Also, the contact fields should include a <text:span text:style-name="T1">category</text:span>, linked to a <text:span text:style-name="T1">sort</text:span> feature, with standard <text:span text:style-name="T1">categories</text:span> like family, friends, work, but <text:span text:style-name="T1">enabling</text:span> user-defined <text:span text:style-name="T1">categories</text:span>, too. The sort feature will than be used to sort by <text:span text:style-name="T1">category</text:span> or by other fields, such as email domain.</text:p>
      <text:p text:style-name="Standard"><text:s text:c="5"/>Also, please change the Address field to include standard address fields like street add<text:span text:style-name="T1">r</text:span>ess, city, state/province, postal code, country, and include more than one phone field option (home,work, mobile)</text:p>
      <text:p text:style-name="Standard"><text:s text:c="4"/>Another field might include Skype, WhatsApp and other messaging options. And may<text:span text:style-name="T1">b</text:span>e social media like FB and LinkedIn?</text:p>
      <text:p text:style-name="Standard"/>
      <text:p text:style-name="P2">--&gt;NOT PART OF THE WORD COUNT&lt;--</text:p>
      <text:p text:style-name="Standard"/>
      <text:p text:style-name="Standard"/>
      <text:p text:style-name="P1">Success Criteria</text:p>
      <text:list xml:id="list842518040" text:style-name="L1">
        <text:list-item>
          <text:p text:style-name="P3">Things it does</text:p>
          <text:list>
            <text:list-item>
              <text:p text:style-name="P3">Import xml/csv</text:p>
            </text:list-item>
            <text:list-item>
              <text:p text:style-name="P3">Search and sort database</text:p>
            </text:list-item>
            <text:list-item>
              <text:p text:style-name="P3">User-changeable database characteristics</text:p>
            </text:list-item>
          </text:list>
        </text:list-item>
        <text:list-item>
          <text:p text:style-name="P3">User friendliness</text:p>
          <text:list>
            <text:list-item>
              <text:p text:style-name="P3"><text:soft-page-break/>Help menu</text:p>
            </text:list-item>
            <text:list-item>
              <text:p text:style-name="P3">Manual/help page</text:p>
            </text:list-item>
            <text:list-item>
              <text:p text:style-name="P3">Easy to install</text:p>
            </text:list-item>
          </text:list>
        </text:list-item>
        <text:list-item>
          <text:p text:style-name="P3">Error Handling</text:p>
        </text:list-item>
        <text:list-item>
          <text:p text:style-name="P3"/>
        </text:list-item>
        <text:list-item>
          <text:p text:style-name="P3">System compatibility</text:p>
          <text:list>
            <text:list-item>
              <text:p text:style-name="P3">RAM usage</text:p>
            </text:list-item>
            <text:list-item>
              <text:p text:style-name="P3">Storage usage</text:p>
            </text:list-item>
            <text:list-item>
              <text:p text:style-name="P3">CPU usage</text:p>
            </text:list-item>
            <text:list-item>
              <text:p text:style-name="P3">Portabilit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08:43:12.059570287</meta:creation-date>
    <dc:date>2019-01-09T07:46:59.601794696</dc:date>
    <meta:editing-duration>PT19M26S</meta:editing-duration>
    <meta:editing-cycles>3</meta:editing-cycles>
    <meta:generator>LibreOffice/6.0.7.3.0$Linux_X86_64 LibreOffice_project/00m0$Build-3</meta:generator>
    <meta:document-statistic meta:table-count="0" meta:image-count="0" meta:object-count="0" meta:page-count="2" meta:paragraph-count="30" meta:word-count="478" meta:character-count="2844" meta:non-whitespace-character-count="2393"/>
  </office:meta>
</office:document-meta>
</file>